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9pt" fo:font-weight="normal" style:font-size-asian="9pt" style:font-weight-asian="normal" style:font-size-complex="9pt" style:font-weight-complex="normal"/>
    </style:style>
    <style:style style:name="P2" style:family="paragraph" style:parent-style-name="UrbanTitle">
      <style:text-properties style:font-name="Arial" fo:font-size="12pt" style:text-underline-style="none" officeooo:paragraph-rsid="00115822" style:font-size-asian="12pt" style:font-size-complex="12pt"/>
    </style:style>
    <style:style style:name="P3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15822" style:font-size-asian="11pt" style:font-style-asian="normal" style:font-weight-asian="bold" style:font-name-complex="Arial" style:font-size-complex="11pt" style:font-style-complex="normal" style:font-weight-complex="bold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0dc8b6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0f3ae0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04492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style="normal" style:text-underline-style="none" fo:font-weight="bold" officeooo:rsid="000dc8b6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UrbanBody">
      <style:text-properties style:font-name="Arial" fo:font-size="9pt" fo:font-weight="normal" officeooo:paragraph-rsid="00104492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1pt" officeooo:paragraph-rsid="00115822" style:font-size-asian="11pt" style:font-size-complex="11pt"/>
    </style:style>
    <style:style style:name="P12" style:family="paragraph" style:parent-style-name="UrbanBody">
      <style:text-properties fo:color="#800000" style:font-name="Arial" fo:font-size="10pt" fo:font-style="italic" style:text-underline-style="none" fo:font-weight="normal" officeooo:rsid="00124a85" officeooo:paragraph-rsid="00115822" fo:background-color="#ffff0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UrbanBody">
      <style:text-properties fo:color="#800000" style:font-name="Arial" fo:font-size="11pt" officeooo:rsid="00124a85" officeooo:paragraph-rsid="00115822" fo:background-color="#ffff00" style:font-size-asian="11pt" style:font-size-complex="11pt"/>
    </style:style>
    <style:style style:name="P14" style:family="paragraph" style:parent-style-name="UrbanBody">
      <style:text-properties fo:color="#800000" style:font-name="Arial" fo:font-size="11pt" fo:font-style="italic" style:text-underline-style="none" fo:font-weight="normal" officeooo:rsid="00124a85" officeooo:paragraph-rsid="00115822" fo:background-color="#ffff00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fo:font-style="italic" style:text-underline-style="solid" style:text-underline-width="auto" style:text-underline-color="font-color" fo:font-weight="bold" officeooo:paragraph-rsid="000f3ae0" style:font-size-asian="10.5pt" style:font-size-complex="10.5pt"/>
    </style:style>
    <style:style style:name="P16" style:family="paragraph" style:parent-style-name="Standard">
      <style:paragraph-properties fo:margin-left="0.85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7" style:family="paragraph" style:parent-style-name="Standard">
      <style:paragraph-properties fo:margin-left="0.85cm" fo:margin-right="0cm" fo:text-align="start" style:justify-single-word="false" fo:text-indent="0cm" style:auto-text-indent="false"/>
      <style:text-properties style:font-name="Arial" fo:font-size="10.5pt" fo:font-style="normal" style:text-underline-style="none" fo:font-weight="normal" officeooo:paragraph-rsid="000f3ae0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officeooo:paragraph-rsid="00115822" style:font-size-asian="10pt" style:font-size-complex="10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15822" style:font-size-asian="10pt" style:font-size-complex="10pt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be31f"/>
    </style:style>
    <style:style style:name="T5" style:family="text">
      <style:text-properties officeooo:rsid="000dc8b6"/>
    </style:style>
    <style:style style:name="T6" style:family="text">
      <style:text-properties fo:color="#ff3333" officeooo:rsid="00104492" fo:background-color="#ffff00" loext:char-shading-value="0"/>
    </style:style>
    <style:style style:name="T7" style:family="text">
      <style:text-properties officeooo:rsid="00216783"/>
    </style:style>
    <style:style style:name="T8" style:family="text">
      <style:text-properties officeooo:rsid="001dc90b"/>
    </style:style>
    <style:style style:name="T9" style:family="text">
      <style:text-properties officeooo:rsid="000f3ae0"/>
    </style:style>
    <style:style style:name="T10" style:family="text">
      <style:text-properties style:use-window-font-color="true" officeooo:rsid="000dc8b6"/>
    </style:style>
    <style:style style:name="T11" style:family="text">
      <style:text-properties fo:color="#800000" officeooo:rsid="00124a85" fo:background-color="#ffff00" loext:char-shading-value="0"/>
    </style:style>
    <style:style style:name="T12" style:family="text">
      <style:text-properties fo:color="#800000" fo:font-size="10pt" officeooo:rsid="00124a85" fo:background-color="#ffff00" loext:char-shading-value="0" style:font-size-asian="10pt" style:font-size-complex="10pt"/>
    </style:style>
    <style:style style:name="T13" style:family="text">
      <style:text-properties style:font-name="Arial1" fo:language="fr" fo:country="BE" style:text-underline-style="none" fo:font-weight="bold" officeooo:rsid="0020a438" style:font-name-asian="Calibri" style:font-weight-asian="bold" style:font-name-complex="Calibri" style:font-weight-complex="bold"/>
    </style:style>
    <style:style style:name="T1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8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9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1">DGO4 - Direction générale opérationnelle </text:p>
            <text:p text:style-name="P13">Site DGO4</text:p>
            <text:p text:style-name="P11"><text:span text:style-name="T11">Titre Nom DGO4</text:span> - Fonctionnaire Délégué</text:p>
            <text:p text:style-name="P13">Adresse DGO4</text:p>
            <text:p text:style-name="P14">CP Ville DGO4</text:p>
            <text:p text:style-name="P12"/>
            <text:p text:style-name="P3">RECOMMANDÉ</text:p>
          </table:table-cell>
        </table:table-row>
      </table:table>
      <text:p text:style-name="P2"/>
      <text:p text:style-name="P2">Transmis<text:span text:style-name="T4">sion</text:span> d<text:span text:style-name="T5">'un dossier irrecevable</text:span> – <text:span text:style-name="T4">D.IV.33.2°</text:span></text:p>
      <text:p text:style-name="P1"/>
      <text:p text:style-name="P10"><text:span text:style-name="Police_20_par_20_défaut"><text:span text:style-name="T13"/></text:span></text:p>
      <text:p text:style-name="P8"><text:span text:style-name="T3">Références SPW - DGO4 :</text:span> <text:text-input text:description="Référence DGATLP">self.referenceDGATLP</text:text-input></text:p>
      <text:p text:style-name="P8"/>
      <text:p text:style-name="P4"><office:annotation><dc:creator>Gauthier Bastien</dc:creator><dc:date>2011-02-16T16:12:24</dc:date><text:p text:style-name="P20"><text:span text:style-name="T1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20"><text:span text:style-name="T1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4"/>
      <text:p text:style-name="P4"/>
      <text:p text:style-name="P7"><text:span text:style-name="T12">Titre DGO4</text:span> le Directeur,</text:p>
      <text:p text:style-name="P4"/>
      <text:p text:style-name="P5"/>
      <text:p text:style-name="P5">Conformément au prescrit <text:span text:style-name="T4">de l'</text:span>article <text:span text:style-name="T4">D.IV.33.2°</text:span>, nous vous prions de trouver, sous ce pli, <text:span text:style-name="T5">le courrier d'irrecevabilité pour la demande introduite </text:span>le <text:text-input text:description="Date du récépissé">tool.formatDate(self.getLastDeposit().getEventDate())</text:text-input>, <text:span text:style-name="T10">complétée le </text:span><text:span text:style-name="T6">date de complétion</text:span><text:span text:style-name="T5">, par </text:span><text:text-input text:description="Demandeurs">self.getApplicantsSignaletic()</text:text-input>, concernant le projet repris sous rubrique.</text:p>
      <text:p text:style-name="P5"/>
      <text:p text:style-name="P15">Composition du dossier</text:p>
      <text:p text:style-name="P16">1 Exemplaire de l<text:span text:style-name="T7">'annexe </text:span><text:span text:style-name="T6">XXX</text:span></text:p>
      <text:p text:style-name="P16">1 Récépissé en date du <text:text-input text:description="Date du récépissé">tool.formatDate(self.getLastDeposit().getEventDate())</text:text-input><text:s/></text:p>
      <text:p text:style-name="P16">1 Courrier de <text:span text:style-name="T8">la Commune de Fléron</text:span> suivant l'article <text:span text:style-name="T8">D.IV.33.2°</text:span></text:p>
      <text:p text:style-name="P16">1 Récépissé du <text:s/></text:p>
      <text:p text:style-name="P16">1 <text:span text:style-name="T9">Courrier d'irrecevabilité</text:span> <text:span text:style-name="T8">suivant l'article D.IV.33.2°</text:span></text:p>
      <text:p text:style-name="P16">1 Jeu de photos des lieux</text:p>
      <text:p text:style-name="P16">1 Rapport de motivation des travaux projetés</text:p>
      <text:p text:style-name="P16">1 Exemplaire du plan des travaux</text:p>
      <text:p text:style-name="P16">1 Copie du plan de secteur</text:p>
      <text:p text:style-name="P16">1 Notice d'évaluation des incidences sur l'environnement</text:p>
      <text:p text:style-name="P16">1 Déclaration PEB simplifiée</text:p>
      <text:p text:style-name="P17">1 Demande d'avis </text:p>
      <text:p text:style-name="P16">1 Demande de dérogation</text:p>
      <text:p text:style-name="P16">1 Vue axonométrique</text:p>
      <text:p text:style-name="P6"/>
      <text:p text:style-name="P6"><office:annotation><dc:creator>Gauthier Bastien</dc:creator><dc:date>2011-03-23T11:30:12</dc:date><text:p text:style-name="P20"><text:span text:style-name="T16">do text if self.getIsInSubdivision()</text:span>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20"><text:span text:style-name="T17">do text if not self.getIsInSubdivision()</text:span></text:p></office:annotation>Cette parcelle <text:span text:style-name="T3">n'est pas</text:span> située dans un lotissement.</text:p>
      <text:p text:style-name="P6"/>
      <text:p text:style-name="P7">Nous vous en souhaitons bonne réception et nous vous prions d'agréer, <text:span text:style-name="T12">Titre DGO4</text:span> le Directeur, nos <text:s/>salutations distinguées.</text:p>
      <text:p text:style-name="P4"/>
      <text:p text:style-name="P4"><office:annotation><dc:creator>Gauthier Bastien</dc:creator><dc:date>2011-01-13T14:56:41</dc:date><text:p text:style-name="P20"><text:span text:style-name="T16">do text</text:span></text:p><text:p text:style-name="P20"><text:span text:style-name="T16">from document(at=signatures, format='odt')</text:span></text:p></office:annotation><text:span text:style-name="T1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Arial1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1-18T12:25:58.340384640</dc:date>
    <dc:language>fr-FR</dc:language>
    <meta:editing-cycles>100</meta:editing-cycles>
    <meta:editing-duration>P1DT10H8M6S</meta:editing-duration>
    <meta:document-statistic meta:table-count="1" meta:image-count="0" meta:object-count="0" meta:page-count="1" meta:paragraph-count="35" meta:word-count="233" meta:character-count="1647" meta:non-whitespace-character-count="1467"/>
    <meta:user-defined meta:name="Info 1"/>
    <meta:user-defined meta:name="Info 2"/>
    <meta:user-defined meta:name="Info 3"/>
    <meta:user-defined meta:name="Info 4"/>
  </office:meta>
</office:document-meta>
</file>